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.4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4" style:family="paragraph">
      <style:text-properties fo:font-size="10pt"/>
    </style:style>
    <style:style style:name="P5" style:family="paragraph">
      <style:text-properties fo:font-family="'Times New Roman'" style:font-style-name="Italic" style:font-family-generic="roman" style:font-pitch="variable" fo:font-size="10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'Times New Roman'" style:font-style-name="Italic" style:font-family-generic="roman" style:font-pitch="variable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style="italic" style:text-underline-style="none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3.032cm" svg:y="3.1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3.032cm" svg:y="4.713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3.491cm" svg:x2="6.245cm" svg:y2="5.091cm" draw:start-shape="id1" draw:start-glue-point="10" draw:end-shape="id2" draw:end-glue-point="6" svg:d="M3794 3491l2451 1600">
          <text:p/>
        </draw:connector>
        <draw:connector draw:style-name="gr2" draw:text-style-name="P3" draw:layer="layout" draw:type="line" svg:x1="3.794cm" svg:y1="5.094cm" svg:x2="6.245cm" svg:y2="5.091cm" draw:start-shape="id3" draw:start-glue-point="10" draw:end-shape="id2" draw:end-glue-point="6" svg:d="M3794 5094l2451-3">
          <text:p/>
        </draw:connector>
        <draw:frame draw:style-name="gr3" draw:text-style-name="P5" draw:layer="layout" svg:width="0.947cm" svg:height="0.649cm" svg:x="4.585cm" svg:y="3.713cm">
          <draw:text-box>
            <text:p text:style-name="P4"><text:span text:style-name="T2">0.7</text:span></text:p>
          </draw:text-box>
        </draw:frame>
        <draw:custom-shape draw:style-name="gr1" draw:text-style-name="P2" xml:id="id5" draw:id="id5" draw:layer="layout" svg:width="0.762cm" svg:height="0.762cm" svg:x="3.032cm" svg:y="6.313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3.032cm" svg:y="7.913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3.491cm" svg:x2="6.232cm" svg:y2="6.694cm" draw:end-shape="id4" draw:end-glue-point="6" svg:d="M3794 3491l2438 3203">
          <text:p/>
        </draw:connector>
        <draw:connector draw:style-name="gr2" draw:text-style-name="P6" draw:layer="layout" draw:type="line" svg:x1="3.794cm" svg:y1="5.094cm" svg:x2="6.232cm" svg:y2="6.694cm" draw:start-shape="id3" draw:start-glue-point="10" draw:end-shape="id4" draw:end-glue-point="6" svg:d="M3794 5094l2438 1600">
          <text:p/>
        </draw:connector>
        <draw:connector draw:style-name="gr2" draw:text-style-name="P6" draw:layer="layout" draw:type="line" svg:x1="3.794cm" svg:y1="6.694cm" svg:x2="6.232cm" svg:y2="6.694cm" draw:start-shape="id5" draw:start-glue-point="10" draw:end-shape="id4" draw:end-glue-point="6" svg:d="M3794 6694h2438">
          <text:p/>
        </draw:connector>
        <draw:connector draw:style-name="gr2" draw:text-style-name="P6" draw:layer="layout" draw:type="line" svg:x1="3.794cm" svg:y1="6.694cm" svg:x2="6.245cm" svg:y2="5.091cm" draw:start-shape="id5" draw:start-glue-point="10" draw:end-shape="id2" draw:end-glue-point="6" svg:d="M3794 6694l2451-1603">
          <text:p/>
        </draw:connector>
        <draw:connector draw:style-name="gr2" draw:text-style-name="P6" draw:layer="layout" draw:type="line" svg:x1="3.794cm" svg:y1="8.294cm" svg:x2="6.245cm" svg:y2="5.091cm" draw:start-shape="id6" draw:start-glue-point="10" draw:end-shape="id2" draw:end-glue-point="6" svg:d="M3794 8294l2451-3203">
          <text:p/>
        </draw:connector>
        <draw:connector draw:style-name="gr2" draw:text-style-name="P6" draw:layer="layout" draw:type="line" svg:x1="3.794cm" svg:y1="8.294cm" svg:x2="6.232cm" svg:y2="6.694cm" draw:start-shape="id6" draw:start-glue-point="10" draw:end-shape="id4" draw:end-glue-point="6" svg:d="M3794 8294l2438-1600">
          <text:p/>
        </draw:connector>
        <draw:frame draw:style-name="gr4" draw:text-style-name="P5" draw:layer="layout" svg:width="0.947cm" svg:height="0.649cm" svg:x="3.586cm" svg:y="3.913cm">
          <draw:text-box>
            <text:p text:style-name="P4"><text:span text:style-name="T2">0.3</text:span></text:p>
          </draw:text-box>
        </draw:frame>
        <draw:frame draw:style-name="gr5" draw:text-style-name="P5" draw:layer="layout" svg:width="0.947cm" svg:height="0.649cm" svg:x="3.887cm" svg:y="4.613cm">
          <draw:text-box>
            <text:p text:style-name="P4"><text:span text:style-name="T2">0.6</text:span></text:p>
          </draw:text-box>
        </draw:frame>
        <draw:frame draw:style-name="gr6" draw:text-style-name="P5" draw:layer="layout" svg:width="0.947cm" svg:height="0.649cm" svg:x="3.588cm" svg:y="5.213cm">
          <draw:text-box>
            <text:p text:style-name="P4"><text:span text:style-name="T2">0.4</text:span></text:p>
          </draw:text-box>
        </draw:frame>
        <draw:frame draw:style-name="gr6" draw:text-style-name="P5" draw:layer="layout" svg:width="0.947cm" svg:height="0.649cm" svg:x="3.789cm" svg:y="5.814cm">
          <draw:text-box>
            <text:p text:style-name="P4"><text:span text:style-name="T2">0.4</text:span></text:p>
          </draw:text-box>
        </draw:frame>
        <draw:frame draw:style-name="gr6" draw:text-style-name="P5" draw:layer="layout" svg:width="0.947cm" svg:height="0.649cm" svg:x="3.89cm" svg:y="6.515cm">
          <draw:text-box>
            <text:p text:style-name="P4"><text:span text:style-name="T2">0.6</text:span></text:p>
          </draw:text-box>
        </draw:frame>
        <draw:frame draw:style-name="gr6" draw:text-style-name="P5" draw:layer="layout" svg:width="0.947cm" svg:height="0.649cm" svg:x="3.691cm" svg:y="7.116cm">
          <draw:text-box>
            <text:p text:style-name="P4"><text:span text:style-name="T2">0.3</text:span></text:p>
          </draw:text-box>
        </draw:frame>
        <draw:frame draw:style-name="gr6" draw:text-style-name="P5" draw:layer="layout" svg:width="0.947cm" svg:height="0.649cm" svg:x="4.492cm" svg:y="7.517cm">
          <draw:text-box>
            <text:p text:style-name="P4"><text:span text:style-name="T2">0.7</text:span></text:p>
          </draw:text-box>
        </draw:frame>
        <draw:custom-shape draw:style-name="gr1" draw:text-style-name="P7" xml:id="id2" draw:id="id2" draw:layer="layout" svg:width="0.762cm" svg:height="0.762cm" svg:x="6.245cm" svg:y="4.71cm">
          <text:p text:style-name="P7"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6.232cm" svg:y="6.313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7" draw:id="id7" draw:layer="layout" svg:width="0.762cm" svg:height="0.762cm" svg:x="8.645cm" svg:y="5.51cm">
          <text:p text:style-name="P7"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line" svg:x1="7.007cm" svg:y1="5.091cm" svg:x2="8.645cm" svg:y2="5.891cm" draw:start-shape="id2" draw:start-glue-point="10" draw:end-shape="id7" draw:end-glue-point="6" svg:d="M7007 5091l1638 800">
          <text:p/>
        </draw:connector>
        <draw:connector draw:style-name="gr2" draw:text-style-name="P6" draw:layer="layout" draw:type="line" svg:x1="6.994cm" svg:y1="6.694cm" svg:x2="8.645cm" svg:y2="5.891cm" draw:start-shape="id4" draw:start-glue-point="10" draw:end-shape="id7" draw:end-glue-point="6" svg:d="M6994 6694l1651-803">
          <text:p/>
        </draw:connector>
        <draw:frame draw:style-name="gr3" draw:text-style-name="P5" draw:layer="layout" svg:width="0.947cm" svg:height="0.649cm" svg:x="7.386cm" svg:y="4.914cm">
          <draw:text-box>
            <text:p text:style-name="P4"><text:span text:style-name="T2">0.8</text:span></text:p>
          </draw:text-box>
        </draw:frame>
        <draw:frame draw:style-name="gr3" draw:text-style-name="P5" draw:layer="layout" svg:width="0.947cm" svg:height="0.649cm" svg:x="7.387cm" svg:y="6.215cm">
          <draw:text-box>
            <text:p text:style-name="P4"><text:span text:style-name="T2">0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6-13T16:58:04.06</dc:date>
    <dc:creator>Loc Nguyen</dc:creator>
    <meta:editing-duration>PT44M3S</meta:editing-duration>
    <meta:editing-cycles>17</meta:editing-cycles>
    <meta:generator>OpenOffice/4.1.2$Win32 OpenOffice.org_project/412m3$Build-9782</meta:generator>
    <meta:document-statistic meta:object-count="27"/>
  </office:meta>
</office:document-meta>
</file>